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master-page-name="Standard">
      <style:paragraph-properties fo:margin-left="1.5in" fo:margin-right="0in" fo:text-indent="0in" style:auto-text-indent="false" style:page-number="auto"/>
      <style:text-properties fo:font-size="12pt" style:font-size-asian="12pt" style:font-size-complex="12pt"/>
    </style:style>
    <style:style style:name="P2" style:family="paragraph" style:parent-style-name="Standard">
      <style:paragraph-properties fo:margin-left="0.6043in" fo:margin-right="0in" fo:text-indent="-1.1354in" style:auto-text-indent="false">
        <style:tab-stops/>
      </style:paragraph-properties>
      <style:text-properties fo:font-size="12pt" style:text-underline-style="solid" style:text-underline-width="auto" style:text-underline-color="font-color" style:font-size-asian="12pt" style:font-size-complex="12pt"/>
    </style:style>
    <style:style style:name="P3" style:family="paragraph" style:parent-style-name="Standard">
      <style:paragraph-properties fo:margin-left="0in" fo:margin-right="0in" fo:text-indent="0in" style:auto-text-indent="false"/>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REASONS WHY ENTREPRENEURSHIP SHOULD BE ENCOURAGED AMONG STUDENTS</text:p>
      <text:p text:style-name="P3">“Youth has a natural disposition for innovation and change on which we capitalize as long as we are clear that successful launching a new enterprise however small is a process of innovation .“Carlos Borgomeo</text:p>
      <text:p text:style-name="P3">Student’s natural disposition for innovation and change make them well suited for entrepreneurship and bear in mind that whether we like it or not the youth”students” are the future of every nation.</text:p>
      <text:p text:style-name="P3">We should encourage more entrepreneurs among students because it enables students recognize and discover the possibilities that lie within them. Entrepreneurship provides them with the framework to achieve, do, think, and dream. It gives the students the opportunity of working for themselves instead of someone. And in the end, in a tough market they can rely on their own abilities to make income.</text:p>
      <text:p text:style-name="P3">Student entrepreneurship should be encouraged also because jobs are no longer a guarantee for university and secondary school leavers even though they have the desire to work. What we need more is a new generation of adult graduates creating their own jobs verses looking for jobs from the cooperate government.</text:p>
      <text:p text:style-name="P3">The politicians and media love to talk night and day about hot topics such as unemployment .Student entrepreneurship helps to solve this economic issue. We can change this problem of unemployment in future by encouraging more youth and student entrepreneur ships by education on effective entrepreneurship. This intend makes our communities a better place to live and gives the student the frame of mind to handle local and national issues they face in today’s world of work.</text:p>
      <text:p text:style-name="P3">A significant number of prison inmates are graduate. The number one propensity for students to commit crimes is income or desire to make money and material things. Student entrepreneurship helps them make their own money in a positive way by them starting their own businesses and earning their own money. This helps them to identify community needs and recognize that they have the power to provide solutions for public benefit.</text:p>
      <text:p text:style-name="P3">Entrepreneurship will have a positive effect on banks since more companies would save their income in the banks hereby increasing the bank’s income.</text:p>
      <text:p text:style-name="P3"><text:soft-page-break/>Thus banks would like the idea of more entrepreneurs investing in their ban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WenQuanYi Micro Hei"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default-outline-level=""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ATION 2</meta:initial-creator>
    <dc:creator>AITI Student</dc:creator>
    <meta:editing-cycles>24</meta:editing-cycles>
    <meta:creation-date>2012-07-11T07:52:00</meta:creation-date>
    <dc:date>2012-07-11T13:20:13</dc:date>
    <meta:editing-duration>PT3H4M48S</meta:editing-duration>
    <meta:generator>LibreOffice/3.4$Linux LibreOffice_project/340m1$Build-302</meta:generator>
    <meta:document-statistic meta:table-count="0" meta:image-count="0" meta:object-count="0" meta:page-count="2" meta:paragraph-count="9" meta:word-count="370" meta:character-count="2309" meta:non-whitespace-character-count="194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